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style:font-name="Arial" officeooo:rsid="0016aab4" style:font-name-complex="Pyidaungsu"/>
    </style:style>
    <style:style style:name="T19" style:family="text">
      <style:text-properties officeooo:rsid="06fb2665"/>
    </style:style>
    <style:style style:name="T20" style:family="text">
      <style:text-properties officeooo:rsid="06fc0c77"/>
    </style:style>
    <style:style style:name="T21" style:family="text">
      <style:text-properties officeooo:rsid="070a934d"/>
    </style:style>
    <style:style style:name="T22" style:family="text">
      <style:text-properties style:font-name="Pyidaungsu" officeooo:rsid="0016aab4" style:font-name-complex="Pyidaungsu"/>
    </style:style>
    <style:style style:name="T23" style:family="text">
      <style:text-properties style:font-name="Pyidaungsu" officeooo:rsid="00124150" style:font-name-complex="Pyidaungsu"/>
    </style:style>
    <style:style style:name="T24" style:family="text">
      <style:text-properties style:font-name="Pyidaungsu" officeooo:rsid="082938f6" style:font-name-complex="Pyidaungsu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style:style style:name="T30" style:family="text">
      <style:text-properties style:font-name="Pyidaungsu" officeooo:rsid="082fac51" style:font-name-complex="Pyidaungsu"/>
    </style:style>
    <style:style style:name="T31" style:family="text">
      <style:text-properties style:font-name="Pyidaungsu" officeooo:rsid="0016aab4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5">ဝန်ထမ်းအမည် <text:s text:c="2"/></text:span><text:span text:style-name="T25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5">ကုမ္ပဏီ/ဌာန/အဖွဲ့အစည်းအမည် <text:s/></text:span><text:span text:style-name="T25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5">ရာထူး/တာဝန် <text:s text:c="3"/></text:span><text:span text:style-name="T25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5">နိင်ငံသားစိစစ်ရေးကတ်ပြားအမှတ် </text:span><text:span text:style-name="T25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5">အခွန်ထမ်းမှတ်ပုံတင်အမှတ် (TIN) <text:s/></text:span><text:span text:style-name="T26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3">= </text:span><text:span text:style-name="T24"><text:s text:c="8"/></text:span><text:span text:style-name="T23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3"><text:s/></text:span><text:span text:style-name="T24"><text:s text:c="10"/></text:span><text:span text:style-name="T18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2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2"><text:s text:c="2"/>)</text:span><text:span text:style-name="T19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0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2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2"><text:s text:c="4"/>) </text:span><text:span text:style-name="T19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2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1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35M25S</meta:editing-duration>
    <meta:editing-cycles>1154</meta:editing-cycles>
    <dc:date>2022-12-08T10:54:40.306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